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5.59pt"/>
    </style:style>
    <style:style style:name="co2" style:family="table-column">
      <style:table-column-properties fo:break-before="auto" style:column-width="199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5.96pt"/>
    </style:style>
    <style:style style:name="co5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99ff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0000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5" table:default-cell-style-name="ce6"/>
        <table:table-column table:style-name="co3" table:number-columns-repeated="922" table:default-cell-style-name="Default"/>
        <table:table-row table:style-name="ro1">
          <table:table-cell table:style-name="ce1" office:value-type="string" calcext:value-type="string">
            <text:p>SearchRepair(tried to repair)</text:p>
          </table:table-cell>
          <table:table-cell table:style-name="ce1" office:value-type="string" calcext:value-type="string">
            <text:p>defect-id (2015 benchmark defects (185))</text:p>
          </table:table-cell>
          <table:table-cell table:style-name="ce1" office:value-type="string" calcext:value-type="string">
            <text:p>defect-id (2012 benchmark defects (105))</text:p>
          </table:table-cell>
          <table:table-cell table:style-name="ce1" office:value-type="string" calcext:value-type="string">
            <text:p>file-count</text:p>
          </table:table-cell>
          <table:table-cell table:style-name="ce1" office:value-type="string" calcext:value-type="string">
            <text:p>line-count</text:p>
          </table:table-cell>
          <table:table-cell table:style-name="ce1" office:value-type="string" calcext:value-type="string">
            <text:p>relevant-test-count</text:p>
          </table:table-cell>
          <table:table-cell table:style-name="ce1" office:value-type="string" calcext:value-type="string">
            <text:p>triggering-test-count</text:p>
          </table:table-cell>
          <table:table-cell table:style-name="ce4" table:number-columns-repeated="95"/>
          <table:table-cell table:style-name="ce1" table:number-columns-repeated="922"/>
        </table:table-row>
        <table:table-row table:style-name="ro1">
          <table:table-cell table:style-name="ce2" office:value-type="string" calcext:value-type="string">
            <text:p>php-bug-2011-11-11-fcbfbea8d2-c1e510aea8</text:p>
          </table:table-cell>
          <table:table-cell table:style-name="ce7" office:value-type="string" calcext:value-type="string">
            <text:p>php-bug-2011-01-30-5bb0a44e06-1e91069eb4</text:p>
          </table:table-cell>
          <table:table-cell office:value-type="string" calcext:value-type="string">
            <text:p>php-bug-307846-3078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82" calcext:value-type="float">
            <text:p>75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11-16-55acfdf7bd-3c7a573a2c</text:p>
          </table:table-cell>
          <table:table-cell table:style-name="ce2" office:value-type="string" calcext:value-type="string">
            <text:p>php-bug-2011-02-01-01745fa657-1f49902999</text:p>
          </table:table-cell>
          <table:table-cell office:value-type="string" calcext:value-type="string">
            <text:p>php-bug-307931-3079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68" calcext:value-type="float">
            <text:p>75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11-08-0ac9b9b0ae-cacf363957</text:p>
          </table:table-cell>
          <table:table-cell table:style-name="ce7" office:value-type="string" calcext:value-type="string">
            <text:p>php-bug-2011-03-23-63673a533f-2adf58cfcf</text:p>
          </table:table-cell>
          <table:table-cell office:value-type="string" calcext:value-type="string">
            <text:p>php-bug-309579-3095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95" calcext:value-type="float">
            <text:p>7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11-01-ceac9dc490-9b0d73af1d</text:p>
          </table:table-cell>
          <table:table-cell table:style-name="ce2" office:value-type="string" calcext:value-type="string">
            <text:p>php-bug-2011-03-25-8138f7de40-3acdca4703</text:p>
          </table:table-cell>
          <table:table-cell office:value-type="string" calcext:value-type="string">
            <text:p>php-bug-309688-3097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96" calcext:value-type="float">
            <text:p>75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02-27-e65d361fde-1d984a7ffd</text:p>
          </table:table-cell>
          <table:table-cell table:style-name="ce7" office:value-type="string" calcext:value-type="string">
            <text:p>php-bug-2011-04-07-77ed819430-efcb9a71cd</text:p>
          </table:table-cell>
          <table:table-cell office:value-type="string" calcext:value-type="string">
            <text:p>php-bug-310011-310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19" calcext:value-type="float">
            <text:p>76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10-31-2e5d5e5ac6-b5f15ef561</text:p>
          </table:table-cell>
          <table:table-cell office:value-type="string" calcext:value-type="string">
            <text:p>php-bug-2011-04-19-11941b3fd2-821d7169d9</text:p>
          </table:table-cell>
          <table:table-cell office:value-type="string" calcext:value-type="string">
            <text:p>php-bug-310370-3103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1" calcext:value-type="float">
            <text:p>76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11-23-eca88d3064-db0888dfc1</text:p>
          </table:table-cell>
          <table:table-cell office:value-type="string" calcext:value-type="string">
            <text:p>php-bug-2011-05-17-453c954f8a-daecb2c0f4</text:p>
          </table:table-cell>
          <table:table-cell office:value-type="string" calcext:value-type="string">
            <text:p>php-bug-311164-311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2" calcext:value-type="float">
            <text:p>76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02-01-01745fa657-1f49902999</text:p>
          </table:table-cell>
          <table:table-cell office:value-type="string" calcext:value-type="string">
            <text:p>php-bug-2011-05-21-f5a9e17f9c-964f44a280</text:p>
          </table:table-cell>
          <table:table-cell office:value-type="string" calcext:value-type="string">
            <text:p>php-bug-311323-311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2" calcext:value-type="float">
            <text:p>76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11-02-c1d520d19d-9b86852d6e</text:p>
          </table:table-cell>
          <table:table-cell office:value-type="string" calcext:value-type="string">
            <text:p>php-bug-2011-05-24-b60f6774dc-1056c57fa9</text:p>
          </table:table-cell>
          <table:table-cell office:value-type="string" calcext:value-type="string">
            <text:p>php-bug-311346-311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22" calcext:value-type="float">
            <text:p>76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11-19-51a4ae6576-bc810a443d</text:p>
          </table:table-cell>
          <table:table-cell table:style-name="ce2" office:value-type="string" calcext:value-type="string">
            <text:p>php-bug-2011-10-15-0a1cc5f01c-05c5c8958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29" calcext:value-type="float">
            <text:p>77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10-15-0a1cc5f01c-05c5c8958e</text:p>
          </table:table-cell>
          <table:table-cell office:value-type="string" calcext:value-type="string">
            <text:p>php-bug-2011-10-16-1f78177e2b-d4ae4e79d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30" calcext:value-type="float">
            <text:p>77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02-11-f912a2d087-b84967d3e2</text:p>
          </table:table-cell>
          <table:table-cell table:style-name="ce2" office:value-type="string" calcext:value-type="string">
            <text:p>php-bug-2011-11-02-c1d520d19d-9b86852d6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53" calcext:value-type="float">
            <text:p>77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2-02-08-ff63c09e6f-6672171672</text:p>
          </table:table-cell>
          <table:table-cell office:value-type="string" calcext:value-type="string">
            <text:p>php-bug-2011-11-15-236120d80e-fb37f3b20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15" calcext:value-type="float">
            <text:p>7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02-05-c50b3d7add-426f31e790</text:p>
          </table:table-cell>
          <table:table-cell office:value-type="string" calcext:value-type="string">
            <text:p>php-bug-2011-11-19-eeba0b5681-f330c8ab4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30" calcext:value-type="float">
            <text:p>78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hp-bug-2011-12-10-74343ca506-52c36e60c4</text:p>
          </table:table-cell>
          <table:table-cell office:value-type="string" calcext:value-type="string">
            <text:p>php-bug-2011-12-04-1e6a82a1cf-dfa08dc3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54" calcext:value-type="float">
            <text:p>78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03-25-8138f7de40-3acdca4703</text:p>
          </table:table-cell>
          <table:table-cell table:style-name="ce2" office:value-type="string" calcext:value-type="string">
            <text:p>php-bug-2012-02-08-ff63c09e6f-66721716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87" calcext:value-type="float">
            <text:p>78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1-11-02-de50e98a07-8d520d6296</text:p>
          </table:table-cell>
          <table:table-cell office:value-type="string" calcext:value-type="string">
            <text:p>php-bug-2012-03-04-60dfd64bf2-34fe62619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935" calcext:value-type="float">
            <text:p>79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riginal bug set (11/20/16):</text:p>
          </table:table-cell>
          <table:table-cell office:value-type="string" calcext:value-type="string">
            <text:p>php-bug-2012-03-11-3954743813-d4f05fbff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943" calcext:value-type="float">
            <text:p>79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hp-bug-2011-12-10-74343ca506-52c36e60c4</text:p>
          </table:table-cell>
          <table:table-cell office:value-type="string" calcext:value-type="string">
            <text:p>php-bug-2012-03-12-7aefbf70a8-efc94f31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947" calcext:value-type="float">
            <text:p>79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hp-bug-2012-01-01-80dd931d40-7c3177e5ab <text:s/></text:p>
          </table:table-cell>
          <table:table-cell office:value-type="string" calcext:value-type="string">
            <text:p>php-bug-2011-02-01-fefe9fc5c7-0927309852</text:p>
          </table:table-cell>
          <table:table-cell office:value-type="string" calcext:value-type="string">
            <text:p>php-bug-307914-307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67" calcext:value-type="float">
            <text:p>756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hp-bug-2011-04-07-77ed819430-efcb9a71cd </text:p>
          </table:table-cell>
          <table:table-cell table:style-name="ce3" office:value-type="string" calcext:value-type="string">
            <text:p>php-bug-2011-12-10-74343ca506-52c36e60c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861" calcext:value-type="float">
            <text:p>786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hp-bug-2011-05-13-db0c957f02-8ba00176f1 </text:p>
          </table:table-cell>
          <table:table-cell office:value-type="string" calcext:value-type="string">
            <text:p>php-bug-2012-03-08-0169020e49-cdc512afb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941" calcext:value-type="float">
            <text:p>794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hp-bug-2011-03-11-d890ece3fc-6e74d95f34 </text:p>
          </table:table-cell>
          <table:table-cell table:style-name="ce2" office:value-type="string" calcext:value-type="string">
            <text:p>php-bug-2011-11-02-de50e98a07-8d520d629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793" calcext:value-type="float">
            <text:p>7793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hp-bug-2011-04-02-70075bc84c-5a8c917c37</text:p>
          </table:table-cell>
          <table:table-cell table:style-name="ce8" table:number-columns-repeated="6"/>
          <table:table-cell table:number-columns-repeated="95"/>
          <table:table-cell table:style-name="ce8" table:number-columns-repeated="922"/>
        </table:table-row>
        <table:table-row table:style-name="ro1">
          <table:table-cell table:style-name="ce5" office:value-type="string" calcext:value-type="string">
            <text:p>php-bug-2011-01-30-5bb0a44e06-1e91069eb4</text:p>
          </table:table-cell>
          <table:table-cell table:style-name="ce2" office:value-type="string" calcext:value-type="string">
            <text:p>php-bug-2011-02-11-f912a2d087-b84967d3e2</text:p>
          </table:table-cell>
          <table:table-cell office:value-type="string" calcext:value-type="string">
            <text:p>php-bug-308262-3083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93" calcext:value-type="float">
            <text:p>75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hp-bug-2011-03-23-63673a533f-2adf58cfcf</text:p>
          </table:table-cell>
          <table:table-cell office:value-type="string" calcext:value-type="string">
            <text:p>php-bug-2011-02-21-2a6968e43a-ecb9d8019c</text:p>
          </table:table-cell>
          <table:table-cell office:value-type="string" calcext:value-type="string">
            <text:p>php-bug-308525-3085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00" calcext:value-type="float">
            <text:p>76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" office:value-type="string" calcext:value-type="string">
            <text:p>php-bug-2011-11-08-0ac9b9b0ae-cacf3639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05" calcext:value-type="float">
            <text:p>78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1-19-eeba0b5681-d3b20b40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30" calcext:value-type="float">
            <text:p>78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1-22-ecc6c335c5-b548293b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31" calcext:value-type="float">
            <text:p>78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" office:value-type="string" calcext:value-type="string">
            <text:p>php-bug-2011-11-23-eca88d3064-db0888dfc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32" calcext:value-type="float">
            <text:p>78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" office:value-type="string" calcext:value-type="string">
            <text:p>php-bug-2011-11-01-ceac9dc490-9b0d73af1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89" calcext:value-type="float">
            <text:p>778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1-23-bc049ccb62-a6c0a4e474</text:p>
          </table:table-cell>
          <table:table-cell office:value-type="string" calcext:value-type="string">
            <text:p>php-bug-307687-3076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62" calcext:value-type="float">
            <text:p>756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1-15-2568672691-13ba2da5f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14" calcext:value-type="float">
            <text:p>781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" office:value-type="string" calcext:value-type="string">
            <text:p>php-bug-2011-11-19-51a4ae6576-bc810a443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830" calcext:value-type="float">
            <text:p>783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table:number-columns-repeated="6"/>
          <table:table-cell table:number-columns-repeated="95"/>
          <table:table-cell table:style-name="ce8" table:number-columns-repeated="922"/>
        </table:table-row>
        <table:table-row table:style-name="ro1">
          <table:table-cell table:style-name="ce6"/>
          <table:table-cell office:value-type="string" calcext:value-type="string">
            <text:p>php-bug-2011-04-09-db01e840c2-09b990f499</text:p>
          </table:table-cell>
          <table:table-cell office:value-type="string" calcext:value-type="string">
            <text:p>php-bug-310108-3101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14" calcext:value-type="float">
            <text:p>7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0-31-c4eb5f2387-2e5d5e5ac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86" calcext:value-type="float">
            <text:p>77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" office:value-type="string" calcext:value-type="string">
            <text:p>php-bug-2011-11-16-55acfdf7bd-3c7a573a2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16" calcext:value-type="float">
            <text:p>78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office:value-type="string" calcext:value-type="string">
            <text:p>php-bug-2012-01-01-80dd931d40-7c3177e5a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83" calcext:value-type="float">
            <text:p>78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2-25-38b549ea2f-1923ecfe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38" calcext:value-type="float">
            <text:p>79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" office:value-type="string" calcext:value-type="string">
            <text:p>php-bug-2011-02-27-e65d361fde-1d984a7ffd</text:p>
          </table:table-cell>
          <table:table-cell office:value-type="string" calcext:value-type="string">
            <text:p>php-bug-308734-3087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90" calcext:value-type="float">
            <text:p>759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office:value-type="string" calcext:value-type="string">
            <text:p>php-bug-2011-04-02-70075bc84c-5a8c917c37</text:p>
          </table:table-cell>
          <table:table-cell office:value-type="string" calcext:value-type="string">
            <text:p>php-bug-309892-3099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06" calcext:value-type="float">
            <text:p>760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1-08-c3e56a152c-3598185a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08" calcext:value-type="float">
            <text:p>780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2-18-0a91432828-032bbc3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34" calcext:value-type="float">
            <text:p>793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table:number-columns-repeated="6"/>
          <table:table-cell table:number-columns-repeated="95"/>
          <table:table-cell table:style-name="ce8" table:number-columns-repeated="922"/>
        </table:table-row>
        <table:table-row table:style-name="ro1">
          <table:table-cell table:style-name="ce6"/>
          <table:table-cell table:style-name="ce7" office:value-type="string" calcext:value-type="string">
            <text:p>php-bug-2011-03-11-d890ece3fc-6e74d95f34</text:p>
          </table:table-cell>
          <table:table-cell office:value-type="string" calcext:value-type="string">
            <text:p>php-bug-309111-3091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91" calcext:value-type="float">
            <text:p>75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3-19-5d0c948296-8deb11c0c3</text:p>
          </table:table-cell>
          <table:table-cell office:value-type="string" calcext:value-type="string">
            <text:p>php-bug-309453-309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92" calcext:value-type="float">
            <text:p>75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4-06-187eb235fe-2e25ec9eb7</text:p>
          </table:table-cell>
          <table:table-cell office:value-type="string" calcext:value-type="string">
            <text:p>php-bug-309986-310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09" calcext:value-type="float">
            <text:p>76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0-30-c1a4a36c14-5921e73a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85" calcext:value-type="float">
            <text:p>77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" office:value-type="string" calcext:value-type="string">
            <text:p>php-bug-2011-11-11-fcbfbea8d2-c1e510aea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10" calcext:value-type="float">
            <text:p>78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2-17-db63456a8d-3dc9f0abe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66" calcext:value-type="float">
            <text:p>786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table:number-columns-repeated="6"/>
          <table:table-cell table:number-columns-repeated="95"/>
          <table:table-cell table:style-name="ce8" table:number-columns-repeated="922"/>
        </table:table-row>
        <table:table-row table:style-name="ro1">
          <table:table-cell table:style-name="ce6"/>
          <table:table-cell office:value-type="string" calcext:value-type="string">
            <text:p>php-bug-2011-03-22-0de2e61cab-991ba13174</text:p>
          </table:table-cell>
          <table:table-cell office:value-type="string" calcext:value-type="string">
            <text:p>php-bug-309516-3095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94" calcext:value-type="float">
            <text:p>75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2" office:value-type="string" calcext:value-type="string">
            <text:p>php-bug-2011-10-31-2e5d5e5ac6-b5f15ef5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87" calcext:value-type="float">
            <text:p>7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2-04-b3ad0b7af7-1d6c98a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1-16-36df53421e-f32760bd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88" calcext:value-type="float">
            <text:p>78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1-17-032d140fd6-877f97cde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1-27-544e36dfff-acaf9c52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879" calcext:value-type="float">
            <text:p>78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table:number-columns-repeated="6"/>
          <table:table-cell table:number-columns-repeated="95"/>
          <table:table-cell table:style-name="ce8" table:number-columns-repeated="922"/>
        </table:table-row>
        <table:table-row table:style-name="ro1">
          <table:table-cell table:style-name="ce6"/>
          <table:table-cell office:value-type="string" calcext:value-type="string">
            <text:p>php-bug-2011-02-01-1f49902999-f2329f1f4b</text:p>
          </table:table-cell>
          <table:table-cell office:value-type="string" calcext:value-type="string">
            <text:p>php-bug-307934-3079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69" calcext:value-type="float">
            <text:p>75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2-12-3d898cfa3f-af923652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14" calcext:value-type="float">
            <text:p>79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table:number-columns-repeated="6"/>
          <table:table-cell table:number-columns-repeated="95"/>
          <table:table-cell table:style-name="ce8" table:number-columns-repeated="922"/>
        </table:table-row>
        <table:table-row table:style-name="ro1">
          <table:table-cell table:style-name="ce6"/>
          <table:table-cell office:value-type="string" calcext:value-type="string">
            <text:p>php-bug-2011-04-06-18d71a6f59-187eb235fe</text:p>
          </table:table-cell>
          <table:table-cell office:value-type="string" calcext:value-type="string">
            <text:p>php-bug-309984-3099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608" calcext:value-type="float">
            <text:p>76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2-25-c1322d2505-cfa9c90b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937" calcext:value-type="float">
            <text:p>79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7" office:value-type="string" calcext:value-type="string">
            <text:p>php-bug-2011-05-13-db0c957f02-8ba00176f1</text:p>
          </table:table-cell>
          <table:table-cell office:value-type="string" calcext:value-type="string">
            <text:p>php-bug-310991-3109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624" calcext:value-type="float">
            <text:p>762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table:number-columns-repeated="6"/>
          <table:table-cell table:number-columns-repeated="95"/>
          <table:table-cell table:style-name="ce8" table:number-columns-repeated="922"/>
        </table:table-row>
        <table:table-row table:style-name="ro1">
          <table:table-cell table:style-name="ce6"/>
          <table:table-cell office:value-type="string" calcext:value-type="string">
            <text:p>php-bug-2012-01-30-9de5b6dc7c-4dc8b1ad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26" calcext:value-type="float">
            <text:p>79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1-18-95388b7cda-b9b1fb1827</text:p>
          </table:table-cell>
          <table:table-cell office:value-type="string" calcext:value-type="string">
            <text:p>php-bug-307563-30757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559" calcext:value-type="float">
            <text:p>755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3-12-438a30f1e7-7337a901b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946" calcext:value-type="float">
            <text:p>794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1-06-e7a1d5004e-3571c955b5</text:p>
          </table:table-cell>
          <table:table-cell office:value-type="string" calcext:value-type="string">
            <text:p>php-bug-307146-3071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47" calcext:value-type="float">
            <text:p>75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3-10-23e65a9dcc-e6ec1fb1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943" calcext:value-type="float">
            <text:p>79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1-04-9da01ac6b6-7334dfd7e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97" calcext:value-type="float">
            <text:p>779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6"/>
          <table:table-cell table:style-name="ce2" office:value-type="string" calcext:value-type="string">
            <text:p>php-bug-2011-02-05-c50b3d7add-426f31e790</text:p>
          </table:table-cell>
          <table:table-cell office:value-type="string" calcext:value-type="string">
            <text:p>php-bug-308046-30805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579" calcext:value-type="float">
            <text:p>75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4-27-53204a26d2-118695a4ea</text:p>
          </table:table-cell>
          <table:table-cell office:value-type="string" calcext:value-type="string">
            <text:p>php-bug-310564-3106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617" calcext:value-type="float">
            <text:p>76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1-01-d2881adcbc-4591498df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89" calcext:value-type="float">
            <text:p>77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1-01-7c3177e5ab-e2a2ed348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884" calcext:value-type="float">
            <text:p>78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1-29-147382033a-5bb0a44e06</text:p>
          </table:table-cell>
          <table:table-cell office:value-type="string" calcext:value-type="string">
            <text:p>php-bug-307843-30784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580" calcext:value-type="float">
            <text:p>758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2-04-793cfe1376-109b8e99e0</text:p>
          </table:table-cell>
          <table:table-cell office:value-type="string" calcext:value-type="string">
            <text:p>php-bug-308020-30803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578" calcext:value-type="float">
            <text:p>757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1-24-a6c0a4e474-1a8b87d2c5</text:p>
          </table:table-cell>
          <table:table-cell office:value-type="string" calcext:value-type="string">
            <text:p>php-bug-307688-30768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563" calcext:value-type="float">
            <text:p>75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3-06-6237456cae-5e80c05de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937" calcext:value-type="float">
            <text:p>79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2-14-86efc8e55e-d1d61ce612</text:p>
          </table:table-cell>
          <table:table-cell office:value-type="string" calcext:value-type="string">
            <text:p>php-bug-308323-30832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596" calcext:value-type="float">
            <text:p>759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3-04-bda5ea7111-60dfd64bf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934" calcext:value-type="float">
            <text:p>79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2-18-beda5efd41-622412d8e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876" calcext:value-type="float">
            <text:p>787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4-30-9c285fddbb-93f65cdeac</text:p>
          </table:table-cell>
          <table:table-cell office:value-type="string" calcext:value-type="string">
            <text:p>php-bug-310673-31068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618" calcext:value-type="float">
            <text:p>76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3-08-d54e6ce832-23e65a9dc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942" calcext:value-type="float">
            <text:p>79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1-08-6a42b41c3d-5063a77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804" calcext:value-type="float">
            <text:p>78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3-22-3efc9f2f78-2e19cccad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951" calcext:value-type="float">
            <text:p>795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4-07-d3274b7f20-77ed819430</text:p>
          </table:table-cell>
          <table:table-cell office:value-type="string" calcext:value-type="string">
            <text:p>php-bug-310010-3100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610" calcext:value-type="float">
            <text:p>76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11-26-7c2946f80e-dc6ecd21e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842" calcext:value-type="float">
            <text:p>78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1-18-b5e12bd4da-163b3bcec9</text:p>
          </table:table-cell>
          <table:table-cell office:value-type="string" calcext:value-type="string">
            <text:p>php-bug-307562-30756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577" calcext:value-type="float">
            <text:p>75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1-17-e76c1cc03c-ebddf8a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1-09-7c6310852e-478e5d1dd0</text:p>
          </table:table-cell>
          <table:table-cell office:value-type="string" calcext:value-type="string">
            <text:p>php-bug-307302-30730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80" calcext:value-type="float">
            <text:p>758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1-02-16-eb0dd2b8ab-9bbc114b59</text:p>
          </table:table-cell>
          <table:table-cell office:value-type="string" calcext:value-type="string">
            <text:p>php-bug-308394-30841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597" calcext:value-type="float">
            <text:p>75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6"/>
          <table:table-cell office:value-type="string" calcext:value-type="string">
            <text:p>php-bug-2012-01-13-583292ab22-d74a258f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887" calcext:value-type="float">
            <text:p>78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1-04-12-465ffa7fa2-c4a8866abb</text:p>
          </table:table-cell>
          <table:table-cell office:value-type="string" calcext:value-type="string">
            <text:p>php-bug-310167-31019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622" calcext:value-type="float">
            <text:p>76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2-03-19-53e3467ff2-9a460497d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949" calcext:value-type="float">
            <text:p>794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2-01-29-d8b312845c-dc27324dd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881" calcext:value-type="float">
            <text:p>78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1-03-27-2191af9546-b83e243c23</text:p>
          </table:table-cell>
          <table:table-cell office:value-type="string" calcext:value-type="string">
            <text:p>php-bug-309748-30974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604" calcext:value-type="float">
            <text:p>760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1-11-25-3b1ce022f1-c2ede9a00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7841" calcext:value-type="float">
            <text:p>78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2-02-20-0cb26060af-eefefddc0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7909" calcext:value-type="float">
            <text:p>79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2-03-02-730b54a374-1953161b8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7940" calcext:value-type="float">
            <text:p>794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1-11-05-7888715e73-ff48763f4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87" calcext:value-type="float">
            <text:p>1887</text:p>
          </table:table-cell>
          <table:table-cell office:value-type="float" office:value="7803" calcext:value-type="float">
            <text:p>780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hp-bug-2011-12-10-74343ca506-52c36e60c4</text:p>
          </table:table-cell>
          <table:table-cell office:value-type="string" calcext:value-type="string">
            <text:p>php-bug-2011-02-21-b21f62eb2d-2a6968e43a</text:p>
          </table:table-cell>
          <table:table-cell office:value-type="string" calcext:value-type="string">
            <text:p>php-bug-308523-3085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99" calcext:value-type="float">
            <text:p>75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hp-bug-2011-04-02-70075bc84c-5a8c917c37</text:p>
          </table:table-cell>
          <table:table-cell office:value-type="string" calcext:value-type="string">
            <text:p>php-bug-2011-03-20-2034e14341-7f2937223d</text:p>
          </table:table-cell>
          <table:table-cell office:value-type="string" calcext:value-type="string">
            <text:p>php-bug-309487-30949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603" calcext:value-type="float">
            <text:p>76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1-04-08-efcb9a71cd-6f3148db81</text:p>
          </table:table-cell>
          <table:table-cell office:value-type="string" calcext:value-type="string">
            <text:p>php-bug-310050-31008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613" calcext:value-type="float">
            <text:p>76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1-03-27-11efb7295e-f7b7b6aa9e</text:p>
          </table:table-cell>
          <table:table-cell office:value-type="string" calcext:value-type="string">
            <text:p>php-bug-309750-30975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605" calcext:value-type="float">
            <text:p>76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1-12-06-5087b0ee42-ac631dd5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7857" calcext:value-type="float">
            <text:p>785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1-03-26-3acdca4703-c2fe893985</text:p>
          </table:table-cell>
          <table:table-cell office:value-type="string" calcext:value-type="string">
            <text:p>php-bug-309716-309729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7608" calcext:value-type="float">
            <text:p>760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1-11-01-735efbdd04-e0f781f4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7752" calcext:value-type="float">
            <text:p>77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hp-bug-2012-02-08-ff63c09e6f-6672171672</text:p>
          </table:table-cell>
          <table:table-cell office:value-type="string" calcext:value-type="string">
            <text:p>php-bug-2011-02-19-356b619487-a3a5157286</text:p>
          </table:table-cell>
          <table:table-cell office:value-type="string" calcext:value-type="string">
            <text:p>php-bug-308475-30847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598" calcext:value-type="float">
            <text:p>759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hp-bug-2012-01-16-f32760bd40-032d140fd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41" calcext:value-type="float">
            <text:p>1341</text:p>
          </table:table-cell>
          <table:table-cell office:value-type="float" office:value="7889" calcext:value-type="float">
            <text:p>78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4">
          <table:sort>
            <table:sort-by table:field-number="3" table:data-type="automatic"/>
            <table:sort-by table:field-number="4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0:19:35.518598692</meta:creation-date>
    <dc:date>2017-04-03T11:15:18.095745837</dc:date>
    <meta:editing-duration>PT4M4S</meta:editing-duration>
    <meta:editing-cycles>2</meta:editing-cycles>
    <meta:generator>LibreOffice/5.1.6.2$Linux_X86_64 LibreOffice_project/10m0$Build-2</meta:generator>
    <meta:document-statistic meta:table-count="1" meta:cell-count="600" meta:object-count="0"/>
  </office:meta>
</office:document-meta>
</file>